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967" officeooo:paragraph-rsid="00160967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0967" officeooo:paragraph-rsid="00160967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rsid="001a7aee" officeooo:paragraph-rsid="001a7aee"/>
    </style:style>
    <style:style style:name="P5" style:family="paragraph" style:parent-style-name="Text_20_body">
      <style:text-properties officeooo:rsid="001b7b5b" officeooo:paragraph-rsid="001b7b5b"/>
    </style:style>
    <style:style style:name="P6" style:family="paragraph" style:parent-style-name="Text_20_body">
      <style:text-properties officeooo:rsid="001bfd03" officeooo:paragraph-rsid="001bfd03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rsid="00198707" officeooo:paragraph-rsid="00198707"/>
    </style:style>
    <style:style style:name="P9" style:family="paragraph" style:parent-style-name="Text_20_body" style:list-style-name="L1">
      <style:text-properties officeooo:rsid="001a7aee" officeooo:paragraph-rsid="001a7aee"/>
    </style:style>
    <style:style style:name="P10" style:family="paragraph" style:parent-style-name="Text_20_body">
      <style:text-properties officeooo:rsid="0020bce3" officeooo:paragraph-rsid="0020bce3"/>
    </style:style>
    <style:style style:name="P11" style:family="paragraph" style:parent-style-name="Text_20_body" style:list-style-name="L2">
      <style:text-properties officeooo:rsid="0020bce3" officeooo:paragraph-rsid="0020bce3"/>
    </style:style>
    <style:style style:name="P12" style:family="paragraph" style:parent-style-name="Text_20_body" style:list-style-name="L3">
      <style:text-properties officeooo:rsid="0020bce3" officeooo:paragraph-rsid="0020bce3"/>
    </style:style>
    <style:style style:name="P13" style:family="paragraph" style:parent-style-name="Text_20_body" style:list-style-name="L3">
      <style:text-properties officeooo:rsid="002111cd" officeooo:paragraph-rsid="002111cd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officeooo:rsid="00171bab"/>
    </style:style>
    <style:style style:name="T2" style:family="text">
      <style:text-properties officeooo:rsid="0019a0e5"/>
    </style:style>
    <style:style style:name="T3" style:family="text">
      <style:text-properties officeooo:rsid="001c06e2"/>
    </style:style>
    <style:style style:name="T4" style:family="text">
      <style:text-properties officeooo:rsid="001f14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adegerät für Li-Ion Akkus</text:p>
      <text:p text:style-name="P1"/>
      <text:p text:style-name="P3">Ziele:</text:p>
      <text:p text:style-name="P6">1. Stufe: <text:span text:style-name="T3">Laderegler</text:span></text:p>
      <text:list xml:id="list4111072253368095197" text:style-name="L1">
        <text:list-item>
          <text:p text:style-name="P7">Laden</text:p>
          <text:list>
            <text:list-item>
              <text:p text:style-name="P7">schnelles Laden: 1C</text:p>
              <text:list>
                <text:list-item>
                  <text:p text:style-name="P7">Temperaturüberwachung</text:p>
                </text:list-item>
                <text:list-item>
                  <text:p text:style-name="P7">Klemmspannungüberwachung</text:p>
                </text:list-item>
                <text:list-item>
                  <text:p text:style-name="P7">Strommstärkeüberwachung</text:p>
                </text:list-item>
                <text:list-item>
                  <text:p text:style-name="P7">einstellbares Ladestrom</text:p>
                </text:list-item>
              </text:list>
            </text:list-item>
            <text:list-item>
              <text:p text:style-name="P7">Einstellen der Lademodi ( langsam, schnell )</text:p>
            </text:list-item>
          </text:list>
        </text:list-item>
        <text:list-item>
          <text:p text:style-name="P7">Anzeige <text:span text:style-name="T1">( 1- o. 2-zeilige Anzeige )</text:span>:</text:p>
          <text:list>
            <text:list-item>
              <text:p text:style-name="P7">Klemmspannung</text:p>
            </text:list-item>
            <text:list-item>
              <text:p text:style-name="P7">Stromstärke</text:p>
            </text:list-item>
            <text:list-item>
              <text:p text:style-name="P7">Ladezustand ( defekt, leer, voll )</text:p>
            </text:list-item>
          </text:list>
        </text:list-item>
        <text:list-item>
          <text:p text:style-name="P7">Kommunikation mit dem PC ( FTDI )</text:p>
          <text:list>
            <text:list-item>
              <text:p text:style-name="P7">mögliche Steuerung</text:p>
            </text:list-item>
            <text:list-item>
              <text:p text:style-name="P7">Anzeige der Statusinformation</text:p>
            </text:list-item>
          </text:list>
        </text:list-item>
        <text:list-item>
          <text:p text:style-name="P8">Temperaturmanagementsystem ( je heißer desto langsamer )</text:p>
        </text:list-item>
        <text:list-item>
          <text:p text:style-name="P8">partielles Laden ( bis 5<text:span text:style-name="T4">0-70</text:span>% und <text:span text:style-name="T2">dann </text:span>der Rest )</text:p>
        </text:list-item>
        <text:list-item>
          <text:p text:style-name="P9">Laden von tiefentladenen Akkus</text:p>
        </text:list-item>
      </text:list>
      <text:p text:style-name="P4"/>
      <text:p text:style-name="P5">2. Stufe: SRAM (EEPROM) über eine geeignete (SPI)-Schnittstelle zum Speichern von Lod-Daten einzubinden.</text:p>
      <text:p text:style-name="Text_20_body"/>
      <text:p text:style-name="P14"/>
      <text:p text:style-name="P10">Akku-Lader-Lager</text:p>
      <text:list xml:id="list2814996941544775056" text:style-name="L2">
        <text:list-item>
          <text:p text:style-name="P11">Die Akkus sollen bis zu 50%, 70% geladen werden und zyklisch überwacht ob die gegebene Kapazität (Klemmspannung) noch vorhanden ist.</text:p>
        </text:list-item>
        <text:list-item>
          <text:p text:style-name="P11">Durch den User wird die Voll-Ladung zum Ladezeitpunkt (Datum wird eingestellt) eingeleitet.</text:p>
        </text:list-item>
        <text:list-item>
          <text:p text:style-name="P11">Ladestrom: 0,5C</text:p>
        </text:list-item>
      </text:list>
      <text:p text:style-name="P10"/>
      <text:p text:style-name="P10">Was wird benötigt:</text:p>
      <text:list xml:id="list8666901802550277436" text:style-name="L3">
        <text:list-item>
          <text:p text:style-name="P12">Arduino Nano</text:p>
        </text:list-item>
        <text:list-item>
          <text:p text:style-name="P12">Akkus</text:p>
        </text:list-item>
        <text:list-item>
          <text:p text:style-name="P13">FTDI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4:23:40.328409432</meta:creation-date>
    <dc:date>2015-12-04T16:30:35.752142959</dc:date>
    <meta:editing-duration>PT1H59M22S</meta:editing-duration>
    <meta:editing-cycles>13</meta:editing-cycles>
    <meta:generator>LibreOffice/5.0.3.2$Linux_X86_64 LibreOffice_project/00m0$Build-2</meta:generator>
    <meta:document-statistic meta:table-count="0" meta:image-count="0" meta:object-count="0" meta:page-count="2" meta:paragraph-count="29" meta:word-count="150" meta:character-count="940" meta:non-whitespace-character-count="842"/>
  </office:meta>
</office:document-meta>
</file>